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4100000128A5D66C0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r 2 SQL </text:p>
      <text:p text:style-name="P2"/>
      <text:p text:style-name="P2"><draw:frame draw:style-name="fr1" draw:name="images1" text:anchor-type="paragraph" svg:x="1.997cm" svg:y="1.452cm" svg:width="13.007cm" svg:height="7.064cm" draw:z-index="0"><draw:image xlink:href="Pictures/100002010000024100000128A5D66C0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akaria Maanane</meta:initial-creator>
    <meta:creation-date>2025-03-11T10:07:36.55</meta:creation-date>
    <meta:document-statistic meta:table-count="0" meta:image-count="1" meta:object-count="0" meta:page-count="1" meta:paragraph-count="1" meta:word-count="3" meta:character-count="11"/>
    <dc:date>2025-03-11T10:09:17.47</dc:date>
    <dc:creator>Zakaria Maanane</dc:creator>
    <meta:editing-duration>PT1M41S</meta:editing-duration>
    <meta:editing-cycles>1</meta:editing-cycles>
    <meta:generator>OpenOffice/4.1.15$Win32 OpenOffice.org_project/4115m2$Build-9813</meta:generator>
  </office:meta>
</office:document-meta>
</file>